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use student;</text:p>
      <text:p text:style-name="Standard">switched to db student</text:p>
      <text:p text:style-name="Standard">&gt; db.createCollection("name");</text:p>
      <text:p text:style-name="Standard">{ "ok" : 1 }</text:p>
      <text:p text:style-name="Standard">&gt; db.createCollection("USN");</text:p>
      <text:p text:style-name="Standard">{ "ok" : 1 }</text:p>
      <text:p text:style-name="Standard">&gt; db.Collection.remove("name");</text:p>
      <text:p text:style-name="Standard">WriteResult({ "nRemoved" : 0 })</text:p>
      <text:p text:style-name="Standard">&gt; db.Collection.remove("USN");</text:p>
      <text:p text:style-name="Standard">WriteResult({ "nRemoved" : 0 })</text:p>
      <text:p text:style-name="Standard">&gt; db.createCollection("student_details");</text:p>
      <text:p text:style-name="Standard">{ "ok" : 1 }</text:p>
      <text:p text:style-name="Standard">&gt; db.createCollection("student_dept");</text:p>
      <text:p text:style-name="Standard">{ "ok" : 1 }</text:p>
      <text:p text:style-name="Standard">&gt; db.createCollection("core-elective");</text:p>
      <text:p text:style-name="Standard">{ "ok" : 1 }</text:p>
      <text:p text:style-name="Standard">&gt; db.student_details.insert({name:</text:p>
      <text:p text:style-name="Standard">... ^C</text:p>
      <text:p text:style-name="Standard"/>
      <text:p text:style-name="Standard">&gt; db.student_details.insert({name:</text:p>
      <text:p text:style-name="Standard">... </text:p>
      <text:p text:style-name="Standard">... ^C</text:p>
      <text:p text:style-name="Standard"/>
      <text:p text:style-name="Standard">&gt; db.student_details.insert({name:"sowmya",usn:158,dept:"ise",ce:"eda"});</text:p>
      <text:p text:style-name="Standard">WriteResult({ "nInserted" : 1 })</text:p>
      <text:p text:style-name="Standard">&gt; db.student_details.insert({name:"somya",usn:155,dept:"ise",ce:"eda"});</text:p>
      <text:p text:style-name="Standard">WriteResult({ "nInserted" : 1 })</text:p>
      <text:p text:style-name="Standard">&gt; db.student_details.insert({name:"shubam",usn:150,dept:"cse",ce:"cloud"});</text:p>
      <text:p text:style-name="Standard">WriteResult({ "nInserted" : 1 })</text:p>
      <text:p text:style-name="Standard">&gt; db.student_details.insert({name:"yash",usn:185,dept:"ece",ce:"blockchain"});</text:p>
      <text:p text:style-name="Standard">WriteResult({ "nInserted" : 1 })</text:p>
      <text:p text:style-name="Standard">&gt; db.student_details.insert({name:"keerti",usn:124,dept:"cse",ce:"iot"});</text:p>
      <text:p text:style-name="Standard">WriteResult({ "nInserted" : 1 })</text:p>
      <text:p text:style-name="Standard">&gt; db.student_details.find().pretty();</text:p>
      <text:p text:style-name="Standard">{</text:p>
      <text:p text:style-name="Standard"><text:tab/>"_id" : ObjectId("6065855996583fb8b9870713"),</text:p>
      <text:p text:style-name="Standard"><text:tab/>"name" : "sowmya",</text:p>
      <text:p text:style-name="Standard"><text:tab/>"usn" : 158,</text:p>
      <text:p text:style-name="Standard"><text:tab/>"dept" : "ise",</text:p>
      <text:p text:style-name="Standard"><text:tab/>"ce" : "eda"</text:p>
      <text:p text:style-name="Standard">}</text:p>
      <text:p text:style-name="Standard">{</text:p>
      <text:p text:style-name="Standard"><text:tab/>"_id" : ObjectId("6065857696583fb8b9870714"),</text:p>
      <text:p text:style-name="Standard"><text:tab/>"name" : "somya",</text:p>
      <text:p text:style-name="Standard"><text:tab/>"usn" : 155,</text:p>
      <text:p text:style-name="Standard"><text:tab/>"dept" : "ise",</text:p>
      <text:p text:style-name="Standard"><text:tab/>"ce" : "eda"</text:p>
      <text:p text:style-name="Standard">}</text:p>
      <text:p text:style-name="Standard">{</text:p>
      <text:p text:style-name="Standard"><text:tab/>"_id" : ObjectId("606585ab96583fb8b9870715"),</text:p>
      <text:p text:style-name="Standard"><text:tab/>"name" : "shubam",</text:p>
      <text:p text:style-name="Standard"><text:tab/>"usn" : 150,</text:p>
      <text:p text:style-name="Standard"><text:soft-page-break/><text:tab/>"dept" : "cse",</text:p>
      <text:p text:style-name="Standard"><text:tab/>"ce" : "cloud"</text:p>
      <text:p text:style-name="Standard">}</text:p>
      <text:p text:style-name="Standard">{</text:p>
      <text:p text:style-name="Standard"><text:tab/>"_id" : ObjectId("606585c696583fb8b9870716"),</text:p>
      <text:p text:style-name="Standard"><text:tab/>"name" : "yash",</text:p>
      <text:p text:style-name="Standard"><text:tab/>"usn" : 185,</text:p>
      <text:p text:style-name="Standard"><text:tab/>"dept" : "ece",</text:p>
      <text:p text:style-name="Standard"><text:tab/>"ce" : "blockchain"</text:p>
      <text:p text:style-name="Standard">}</text:p>
      <text:p text:style-name="Standard">{</text:p>
      <text:p text:style-name="Standard"><text:tab/>"_id" : ObjectId("606585e096583fb8b9870717"),</text:p>
      <text:p text:style-name="Standard"><text:tab/>"name" : "keerti",</text:p>
      <text:p text:style-name="Standard"><text:tab/>"usn" : 124,</text:p>
      <text:p text:style-name="Standard"><text:tab/>"dept" : "cse",</text:p>
      <text:p text:style-name="Standard"><text:tab/>"ce" : "iot"</text:p>
      <text:p text:style-name="Standard">}</text:p>
      <text:p text:style-name="Standard">&gt; db.student_dept.insert({dno:1,dname:"ise"});</text:p>
      <text:p text:style-name="Standard">WriteResult({ "nInserted" : 1 })</text:p>
      <text:p text:style-name="Standard">&gt; db.student_dept.insert({dno:2,dname:"cse"});</text:p>
      <text:p text:style-name="Standard">WriteResult({ "nInserted" : 1 })</text:p>
      <text:p text:style-name="Standard">&gt; db.student_dept.insert({dno:3,dname:"ece"});</text:p>
      <text:p text:style-name="Standard">WriteResult({ "nInserted" : 1 })</text:p>
      <text:p text:style-name="Standard">&gt; db.core-elective.insert({cename:"eda"});</text:p>
      <text:p text:style-name="Standard">uncaught exception: ReferenceError: elective is not defined :</text:p>
      <text:p text:style-name="Standard">@(shell):1:1</text:p>
      <text:p text:style-name="Standard">&gt; db.core-elective.insert({ceno:1,cename:"eda"});</text:p>
      <text:p text:style-name="Standard">uncaught exception: ReferenceError: elective is not defined :</text:p>
      <text:p text:style-name="Standard">@(shell):1:1</text:p>
      <text:p text:style-name="Standard">&gt; db.createCollection("core_elective");</text:p>
      <text:p text:style-name="Standard">{ "ok" : 1 }</text:p>
      <text:p text:style-name="Standard">&gt; db.core_elective.insert({ceno:1,cename:"eda"});</text:p>
      <text:p text:style-name="Standard">WriteResult({ "nInserted" : 1 })</text:p>
      <text:p text:style-name="Standard">&gt; db.core_elective.insert({ceno:2,cename:"iot"});</text:p>
      <text:p text:style-name="Standard">WriteResult({ "nInserted" : 1 })</text:p>
      <text:p text:style-name="Standard">&gt; db.core_elective.insert({ceno:3,cename:"blockchain"});</text:p>
      <text:p text:style-name="Standard">WriteResult({ "nInserted" : 1 })</text:p>
      <text:p text:style-name="Standard">&gt; db.core_elective.insert({ceno:4,cename:"cloud"});</text:p>
      <text:p text:style-name="Standard">WriteResult({ "nInserted" : 1 })</text:p>
      <text:p text:style-name="Standard">&gt; db.student_detais.find().pretty()</text:p>
      <text:p text:style-name="Standard">&gt; ;</text:p>
      <text:p text:style-name="Standard">&gt; db.student_details.find().pretty();</text:p>
      <text:p text:style-name="Standard">{</text:p>
      <text:p text:style-name="Standard"><text:tab/>"_id" : ObjectId("6065855996583fb8b9870713"),</text:p>
      <text:p text:style-name="Standard"><text:tab/>"name" : "sowmya",</text:p>
      <text:p text:style-name="Standard"><text:tab/>"usn" : 158,</text:p>
      <text:p text:style-name="Standard"><text:tab/>"dept" : "ise",</text:p>
      <text:p text:style-name="Standard"><text:tab/>"ce" : "eda"</text:p>
      <text:p text:style-name="Standard">}</text:p>
      <text:p text:style-name="Standard">{</text:p>
      <text:p text:style-name="Standard"><text:tab/>"_id" : ObjectId("6065857696583fb8b9870714"),</text:p>
      <text:p text:style-name="Standard"><text:tab/>"name" : "somya",</text:p>
      <text:p text:style-name="Standard"><text:soft-page-break/><text:tab/>"usn" : 155,</text:p>
      <text:p text:style-name="Standard"><text:tab/>"dept" : "ise",</text:p>
      <text:p text:style-name="Standard"><text:tab/>"ce" : "eda"</text:p>
      <text:p text:style-name="Standard">}</text:p>
      <text:p text:style-name="Standard">{</text:p>
      <text:p text:style-name="Standard"><text:tab/>"_id" : ObjectId("606585ab96583fb8b9870715"),</text:p>
      <text:p text:style-name="Standard"><text:tab/>"name" : "shubam",</text:p>
      <text:p text:style-name="Standard"><text:tab/>"usn" : 150,</text:p>
      <text:p text:style-name="Standard"><text:tab/>"dept" : "cse",</text:p>
      <text:p text:style-name="Standard"><text:tab/>"ce" : "cloud"</text:p>
      <text:p text:style-name="Standard">}</text:p>
      <text:p text:style-name="Standard">{</text:p>
      <text:p text:style-name="Standard"><text:tab/>"_id" : ObjectId("606585c696583fb8b9870716"),</text:p>
      <text:p text:style-name="Standard"><text:tab/>"name" : "yash",</text:p>
      <text:p text:style-name="Standard"><text:tab/>"usn" : 185,</text:p>
      <text:p text:style-name="Standard"><text:tab/>"dept" : "ece",</text:p>
      <text:p text:style-name="Standard"><text:tab/>"ce" : "blockchain"</text:p>
      <text:p text:style-name="Standard">}</text:p>
      <text:p text:style-name="Standard">{</text:p>
      <text:p text:style-name="Standard"><text:tab/>"_id" : ObjectId("606585e096583fb8b9870717"),</text:p>
      <text:p text:style-name="Standard"><text:tab/>"name" : "keerti",</text:p>
      <text:p text:style-name="Standard"><text:tab/>"usn" : 124,</text:p>
      <text:p text:style-name="Standard"><text:tab/>"dept" : "cse",</text:p>
      <text:p text:style-name="Standard"><text:tab/>"ce" : "iot"</text:p>
      <text:p text:style-name="Standard">}</text:p>
      <text:p text:style-name="Standard">&gt; ^C</text:p>
      <text:p text:style-name="Standard">bye</text:p>
      <text:p text:style-name="Standard">admin1@admin1-HP-280-G4-MT-Business-PC:~$ mongo</text:p>
      <text:p text:style-name="Standard">MongoDB shell version v4.4.4</text:p>
      <text:p text:style-name="Standard">connecting to: mongodb://127.0.0.1:27017/?compressors=disabled&amp;gssapiServiceName=mongodb</text:p>
      <text:p text:style-name="Standard">Implicit session: session { "id" : UUID("c32930a1-9007-4fc5-a45e-1cef770801dd") }</text:p>
      <text:p text:style-name="Standard">MongoDB server version: 4.4.4</text:p>
      <text:p text:style-name="Standard">---</text:p>
      <text:p text:style-name="Standard">The server generated these startup warnings when booting: </text:p>
      <text:p text:style-name="Standard"><text:s text:c="8"/>2021-04-01T13:40:43.950+05:30: Using the XFS filesystem is strongly recommended with the WiredTiger storage engine. See http://dochub.mongodb.org/core/prodnotes-filesystem</text:p>
      <text:p text:style-name="Standard"><text:s text:c="8"/>2021-04-01T13:40:51.269+05:30: Access control is not enabled for the database. Read and write access to data and configuration is unrestricted</text:p>
      <text:p text:style-name="Standard">---</text:p>
      <text:p text:style-name="Standard">---</text:p>
      <text:p text:style-name="Standard"><text:s text:c="8"/>Enable MongoDB's free cloud-based monitoring service, which will then receive and display</text:p>
      <text:p text:style-name="Standard"><text:s text:c="8"/>metrics about your deployment (disk utilization, CPU, operation statistics, etc).</text:p>
      <text:p text:style-name="Standard"/>
      <text:p text:style-name="Standard"><text:s text:c="8"/>The monitoring data will be available on a MongoDB website with a unique URL accessible to you</text:p>
      <text:p text:style-name="Standard"><text:s text:c="8"/>and anyone you share the URL with. MongoDB may use this information to make product</text:p>
      <text:p text:style-name="Standard"><text:s text:c="8"/>improvements and to suggest MongoDB products and deployment options to you.</text:p>
      <text:p text:style-name="Standard"/>
      <text:p text:style-name="Standard"><text:s text:c="8"/>To enable free monitoring, run the following command: db.enableFreeMonitoring()</text:p>
      <text:p text:style-name="Standard"><text:s text:c="8"/>To permanently disable this reminder, run the following command: db.disableFreeMonitoring()</text:p>
      <text:p text:style-name="Standard">---</text:p>
      <text:p text:style-name="Standard">&gt; show databases;</text:p>
      <text:p text:style-name="Standard"><text:soft-page-break/>IPL <text:s text:c="6"/>0.000GB</text:p>
      <text:p text:style-name="Standard">PL <text:s text:c="7"/>0.000GB</text:p>
      <text:p text:style-name="Standard">admin <text:s text:c="4"/>0.000GB</text:p>
      <text:p text:style-name="Standard">company <text:s text:c="2"/>0.000GB</text:p>
      <text:p text:style-name="Standard">config <text:s text:c="3"/>0.000GB</text:p>
      <text:p text:style-name="Standard">db1 <text:s text:c="6"/>0.000GB</text:p>
      <text:p text:style-name="Standard">dbnew <text:s text:c="4"/>0.000GB</text:p>
      <text:p text:style-name="Standard">employee <text:s/>0.000GB</text:p>
      <text:p text:style-name="Standard">gopi <text:s text:c="5"/>0.000GB</text:p>
      <text:p text:style-name="Standard">local <text:s text:c="4"/>0.000GB</text:p>
      <text:p text:style-name="Standard">student <text:s text:c="2"/>0.000GB</text:p>
      <text:p text:style-name="Standard">test <text:s text:c="5"/>0.000GB</text:p>
      <text:p text:style-name="Standard">yuv <text:s text:c="6"/>0.000GB</text:p>
      <text:p text:style-name="Standard">&gt; use student;</text:p>
      <text:p text:style-name="Standard">switched to db student</text:p>
      <text:p text:style-name="Standard">&gt; show collections;</text:p>
      <text:p text:style-name="Standard">USN</text:p>
      <text:p text:style-name="Standard">core-elective</text:p>
      <text:p text:style-name="Standard">core_elective</text:p>
      <text:p text:style-name="Standard">name</text:p>
      <text:p text:style-name="Standard">student_dept</text:p>
      <text:p text:style-name="Standard">student_details</text:p>
      <text:p text:style-name="Standard">&gt; db.student_details.find({"id":_606585e096583fb8b9870717})</text:p>
      <text:p text:style-name="Standard">uncaught exception: ReferenceError: _606585e096583fb8b9870717 is not defined :</text:p>
      <text:p text:style-name="Standard">@(shell):1:26</text:p>
      <text:p text:style-name="Standard">&gt; db.student_details.find({"id":_606585e096583fb8b9870717});</text:p>
      <text:p text:style-name="Standard">uncaught exception: ReferenceError: _606585e096583fb8b9870717 is not defined :</text:p>
      <text:p text:style-name="Standard">@(shell):1:26</text:p>
      <text:p text:style-name="Standard">&gt; db.student_details.find("name");</text:p>
      <text:p text:style-name="Standard">Error: error: {</text:p>
      <text:p text:style-name="Standard"><text:tab/>"ok" : 0,</text:p>
      <text:p text:style-name="Standard"><text:tab/>"errmsg" : "ReferenceError: name is not defined :\n@:1:15\n",</text:p>
      <text:p text:style-name="Standard"><text:tab/>"code" : 139,</text:p>
      <text:p text:style-name="Standard"><text:tab/>"codeName" : "JSInterpreterFailure"</text:p>
      <text:p text:style-name="Standard">}</text:p>
      <text:p text:style-name="Standard">&gt; db.student_details.find({name:"somya"});</text:p>
      <text:p text:style-name="Standard">{ "_id" : ObjectId("6065857696583fb8b9870714"), "name" : "somya", "usn" : 155, "dept" : "ise", "ce" : "eda" }</text:p>
      <text:p text:style-name="Standard">&gt; db.student_details.find();^C</text:p>
      <text:p text:style-name="Standard">bye</text:p>
      <text:p text:style-name="Standard">admin1@admin1-HP-280-G4-MT-Business-PC:~$ mongo</text:p>
      <text:p text:style-name="Standard">MongoDB shell version v4.4.4</text:p>
      <text:p text:style-name="Standard">connecting to: mongodb://127.0.0.1:27017/?compressors=disabled&amp;gssapiServiceName=mongodb</text:p>
      <text:p text:style-name="Standard">Implicit session: session { "id" : UUID("46ef26a6-c370-40d2-aa51-7960dad63091") }</text:p>
      <text:p text:style-name="Standard">MongoDB server version: 4.4.4</text:p>
      <text:p text:style-name="Standard">---</text:p>
      <text:p text:style-name="Standard">The server generated these startup warnings when booting: </text:p>
      <text:p text:style-name="Standard"><text:s text:c="8"/>2021-04-01T13:40:43.950+05:30: Using the XFS filesystem is strongly recommended with the WiredTiger storage engine. See http://dochub.mongodb.org/core/prodnotes-filesystem</text:p>
      <text:p text:style-name="Standard"><text:s text:c="8"/>2021-04-01T13:40:51.269+05:30: Access control is not enabled for the database. Read and write access to data and configuration is unrestricted</text:p>
      <text:p text:style-name="Standard">---</text:p>
      <text:p text:style-name="Standard"><text:soft-page-break/>---</text:p>
      <text:p text:style-name="Standard"><text:s text:c="8"/>Enable MongoDB's free cloud-based monitoring service, which will then receive and display</text:p>
      <text:p text:style-name="Standard"><text:s text:c="8"/>metrics about your deployment (disk utilization, CPU, operation statistics, etc).</text:p>
      <text:p text:style-name="Standard"/>
      <text:p text:style-name="Standard"><text:s text:c="8"/>The monitoring data will be available on a MongoDB website with a unique URL accessible to you</text:p>
      <text:p text:style-name="Standard"><text:s text:c="8"/>and anyone you share the URL with. MongoDB may use this information to make product</text:p>
      <text:p text:style-name="Standard"><text:s text:c="8"/>improvements and to suggest MongoDB products and deployment options to you.</text:p>
      <text:p text:style-name="Standard"/>
      <text:p text:style-name="Standard"><text:s text:c="8"/>To enable free monitoring, run the following command: db.enableFreeMonitoring()</text:p>
      <text:p text:style-name="Standard"><text:s text:c="8"/>To permanently disable this reminder, run the following command: db.disableFreeMonitoring()</text:p>
      <text:p text:style-name="Standard">---</text:p>
      <text:p text:style-name="Standard">&gt; show databases;</text:p>
      <text:p text:style-name="Standard">IPL <text:s text:c="6"/>0.000GB</text:p>
      <text:p text:style-name="Standard">PL <text:s text:c="7"/>0.000GB</text:p>
      <text:p text:style-name="Standard">admin <text:s text:c="4"/>0.000GB</text:p>
      <text:p text:style-name="Standard">company <text:s text:c="2"/>0.000GB</text:p>
      <text:p text:style-name="Standard">config <text:s text:c="3"/>0.000GB</text:p>
      <text:p text:style-name="Standard">db1 <text:s text:c="6"/>0.000GB</text:p>
      <text:p text:style-name="Standard">dbnew <text:s text:c="4"/>0.000GB</text:p>
      <text:p text:style-name="Standard">employee <text:s/>0.000GB</text:p>
      <text:p text:style-name="Standard">gopi <text:s text:c="5"/>0.000GB</text:p>
      <text:p text:style-name="Standard">local <text:s text:c="4"/>0.000GB</text:p>
      <text:p text:style-name="Standard">student <text:s text:c="2"/>0.000GB</text:p>
      <text:p text:style-name="Standard">test <text:s text:c="5"/>0.000GB</text:p>
      <text:p text:style-name="Standard">yuv <text:s text:c="6"/>0.000GB</text:p>
      <text:p text:style-name="Standard">&gt; use student;</text:p>
      <text:p text:style-name="Standard">switched to db student</text:p>
      <text:p text:style-name="Standard">&gt; show collections;</text:p>
      <text:p text:style-name="Standard">USN</text:p>
      <text:p text:style-name="Standard">core-elective</text:p>
      <text:p text:style-name="Standard">core_elective</text:p>
      <text:p text:style-name="Standard">name</text:p>
      <text:p text:style-name="Standard">student_dept</text:p>
      <text:p text:style-name="Standard">student_details</text:p>
      <text:p text:style-name="Standard">&gt; db.student_details.find().pretty();</text:p>
      <text:p text:style-name="Standard">{</text:p>
      <text:p text:style-name="Standard"><text:tab/>"_id" : ObjectId("6065855996583fb8b9870713"),</text:p>
      <text:p text:style-name="Standard"><text:tab/>"name" : "sowmya",</text:p>
      <text:p text:style-name="Standard"><text:tab/>"usn" : 158,</text:p>
      <text:p text:style-name="Standard"><text:tab/>"dept" : "ise",</text:p>
      <text:p text:style-name="Standard"><text:tab/>"ce" : "eda"</text:p>
      <text:p text:style-name="Standard">}</text:p>
      <text:p text:style-name="Standard">{</text:p>
      <text:p text:style-name="Standard"><text:tab/>"_id" : ObjectId("6065857696583fb8b9870714"),</text:p>
      <text:p text:style-name="Standard"><text:tab/>"name" : "somya",</text:p>
      <text:p text:style-name="Standard"><text:tab/>"usn" : 155,</text:p>
      <text:p text:style-name="Standard"><text:tab/>"dept" : "ise",</text:p>
      <text:p text:style-name="Standard"><text:tab/>"ce" : "eda"</text:p>
      <text:p text:style-name="Standard">}</text:p>
      <text:p text:style-name="Standard">{</text:p>
      <text:p text:style-name="Standard"><text:tab/>"_id" : ObjectId("606585ab96583fb8b9870715"),</text:p>
      <text:p text:style-name="Standard"><text:soft-page-break/><text:tab/>"name" : "shubam",</text:p>
      <text:p text:style-name="Standard"><text:tab/>"usn" : 150,</text:p>
      <text:p text:style-name="Standard"><text:tab/>"dept" : "cse",</text:p>
      <text:p text:style-name="Standard"><text:tab/>"ce" : "cloud"</text:p>
      <text:p text:style-name="Standard">}</text:p>
      <text:p text:style-name="Standard">{</text:p>
      <text:p text:style-name="Standard"><text:tab/>"_id" : ObjectId("606585c696583fb8b9870716"),</text:p>
      <text:p text:style-name="Standard"><text:tab/>"name" : "yash",</text:p>
      <text:p text:style-name="Standard"><text:tab/>"usn" : 185,</text:p>
      <text:p text:style-name="Standard"><text:tab/>"dept" : "ece",</text:p>
      <text:p text:style-name="Standard"><text:tab/>"ce" : "blockchain"</text:p>
      <text:p text:style-name="Standard">}</text:p>
      <text:p text:style-name="Standard">{</text:p>
      <text:p text:style-name="Standard"><text:tab/>"_id" : ObjectId("606585e096583fb8b9870717"),</text:p>
      <text:p text:style-name="Standard"><text:tab/>"name" : "keerti",</text:p>
      <text:p text:style-name="Standard"><text:tab/>"usn" : 124,</text:p>
      <text:p text:style-name="Standard"><text:tab/>"dept" : "cse",</text:p>
      <text:p text:style-name="Standard"><text:tab/>"ce" : "iot"</text:p>
      <text:p text:style-name="Standard">}</text:p>
      <text:p text:style-name="Standard">&gt; db.student_details.find({"_id" : ObjectId("606585e096583fb8b9870717"});</text:p>
      <text:p text:style-name="Standard">... </text:p>
      <text:p text:style-name="Standard">... </text:p>
      <text:p text:style-name="Standard">&gt; </text:p>
      <text:p text:style-name="Standard">&gt; </text:p>
      <text:p text:style-name="Standard">&gt; ^C</text:p>
      <text:p text:style-name="Standard">bye</text:p>
      <text:p text:style-name="Standard">admin1@admin1-HP-280-G4-MT-Business-PC:~$ mongo</text:p>
      <text:p text:style-name="Standard">MongoDB shell version v4.4.4</text:p>
      <text:p text:style-name="Standard">connecting to: mongodb://127.0.0.1:27017/?compressors=disabled&amp;gssapiServiceName=mongodb</text:p>
      <text:p text:style-name="Standard">Implicit session: session { "id" : UUID("4b497baa-d8e1-4c56-bf76-d1edd87b3b03") }</text:p>
      <text:p text:style-name="Standard">MongoDB server version: 4.4.4</text:p>
      <text:p text:style-name="Standard">---</text:p>
      <text:p text:style-name="Standard">The server generated these startup warnings when booting: </text:p>
      <text:p text:style-name="Standard"><text:s text:c="8"/>2021-04-01T13:40:43.950+05:30: Using the XFS filesystem is strongly recommended with the WiredTiger storage engine. See http://dochub.mongodb.org/core/prodnotes-filesystem</text:p>
      <text:p text:style-name="Standard"><text:s text:c="8"/>2021-04-01T13:40:51.269+05:30: Access control is not enabled for the database. Read and write access to data and configuration is unrestricted</text:p>
      <text:p text:style-name="Standard">---</text:p>
      <text:p text:style-name="Standard">---</text:p>
      <text:p text:style-name="Standard"><text:s text:c="8"/>Enable MongoDB's free cloud-based monitoring service, which will then receive and display</text:p>
      <text:p text:style-name="Standard"><text:s text:c="8"/>metrics about your deployment (disk utilization, CPU, operation statistics, etc).</text:p>
      <text:p text:style-name="Standard"/>
      <text:p text:style-name="Standard"><text:s text:c="8"/>The monitoring data will be available on a MongoDB website with a unique URL accessible to you</text:p>
      <text:p text:style-name="Standard"><text:s text:c="8"/>and anyone you share the URL with. MongoDB may use this information to make product</text:p>
      <text:p text:style-name="Standard"><text:s text:c="8"/>improvements and to suggest MongoDB products and deployment options to you.</text:p>
      <text:p text:style-name="Standard"/>
      <text:p text:style-name="Standard"><text:s text:c="8"/>To enable free monitoring, run the following command: db.enableFreeMonitoring()</text:p>
      <text:p text:style-name="Standard"><text:s text:c="8"/>To permanently disable this reminder, run the following command: db.disableFreeMonitoring()</text:p>
      <text:p text:style-name="Standard">---</text:p>
      <text:p text:style-name="Standard">&gt; use student;</text:p>
      <text:p text:style-name="Standard">switched to db student</text:p>
      <text:p text:style-name="Standard"><text:soft-page-break/>&gt; <text:s/>db.student_details.find({"_id" : ObjectId("606585e096583fb8b9870717"});</text:p>
      <text:p text:style-name="Standard">... </text:p>
      <text:p text:style-name="Standard">... </text:p>
      <text:p text:style-name="Standard">&gt; </text:p>
      <text:p text:style-name="Standard">&gt; </text:p>
      <text:p text:style-name="Standard">&gt; db.student_details.find().pretty();</text:p>
      <text:p text:style-name="Standard">{</text:p>
      <text:p text:style-name="Standard"><text:tab/>"_id" : ObjectId("6065855996583fb8b9870713"),</text:p>
      <text:p text:style-name="Standard"><text:tab/>"name" : "sowmya",</text:p>
      <text:p text:style-name="Standard"><text:tab/>"usn" : 158,</text:p>
      <text:p text:style-name="Standard"><text:tab/>"dept" : "ise",</text:p>
      <text:p text:style-name="Standard"><text:tab/>"ce" : "eda"</text:p>
      <text:p text:style-name="Standard">}</text:p>
      <text:p text:style-name="Standard">{</text:p>
      <text:p text:style-name="Standard"><text:tab/>"_id" : ObjectId("6065857696583fb8b9870714"),</text:p>
      <text:p text:style-name="Standard"><text:tab/>"name" : "somya",</text:p>
      <text:p text:style-name="Standard"><text:tab/>"usn" : 155,</text:p>
      <text:p text:style-name="Standard"><text:tab/>"dept" : "ise",</text:p>
      <text:p text:style-name="Standard"><text:tab/>"ce" : "eda"</text:p>
      <text:p text:style-name="Standard">}</text:p>
      <text:p text:style-name="Standard">{</text:p>
      <text:p text:style-name="Standard"><text:tab/>"_id" : ObjectId("606585ab96583fb8b9870715"),</text:p>
      <text:p text:style-name="Standard"><text:tab/>"name" : "shubam",</text:p>
      <text:p text:style-name="Standard"><text:tab/>"usn" : 150,</text:p>
      <text:p text:style-name="Standard"><text:tab/>"dept" : "cse",</text:p>
      <text:p text:style-name="Standard"><text:tab/>"ce" : "cloud"</text:p>
      <text:p text:style-name="Standard">}</text:p>
      <text:p text:style-name="Standard">{</text:p>
      <text:p text:style-name="Standard"><text:tab/>"_id" : ObjectId("606585c696583fb8b9870716"),</text:p>
      <text:p text:style-name="Standard"><text:tab/>"name" : "yash",</text:p>
      <text:p text:style-name="Standard"><text:tab/>"usn" : 185,</text:p>
      <text:p text:style-name="Standard"><text:tab/>"dept" : "ece",</text:p>
      <text:p text:style-name="Standard"><text:tab/>"ce" : "blockchain"</text:p>
      <text:p text:style-name="Standard">}</text:p>
      <text:p text:style-name="Standard">{</text:p>
      <text:p text:style-name="Standard"><text:tab/>"_id" : ObjectId("606585e096583fb8b9870717"),</text:p>
      <text:p text:style-name="Standard"><text:tab/>"name" : "keerti",</text:p>
      <text:p text:style-name="Standard"><text:tab/>"usn" : 124,</text:p>
      <text:p text:style-name="Standard"><text:tab/>"dept" : "cse",</text:p>
      <text:p text:style-name="Standard"><text:tab/>"ce" : "iot"</text:p>
      <text:p text:style-name="Standard">}</text:p>
      <text:p text:style-name="Standard">&gt; db.student_details.find({"_id" : ObjectId("606585e096583fb8b9870717"});</text:p>
      <text:p text:style-name="Standard">... ;</text:p>
      <text:p text:style-name="Standard">... </text:p>
      <text:p text:style-name="Standard">... </text:p>
      <text:p text:style-name="Standard">&gt; </text:p>
      <text:p text:style-name="Standard">&gt; </text:p>
      <text:p text:style-name="Standard">&gt; db.student_details.find("id":_606585e096583fb8b9870717});</text:p>
      <text:p text:style-name="Standard">uncaught exception: SyntaxError: missing ) after argument list :</text:p>
      <text:p text:style-name="Standard">@(shell):1:28</text:p>
      <text:p text:style-name="Standard">&gt; db.student_details.find({"id":_606585e096583fb8b9870717});</text:p>
      <text:p text:style-name="Standard">uncaught exception: ReferenceError: _606585e096583fb8b9870717 is not defined :</text:p>
      <text:p text:style-name="Standard"><text:soft-page-break/>@(shell):1:26</text:p>
      <text:p text:style-name="Standard">&gt; db.student_details.find({"_id":606585e096583fb8b9870717});</text:p>
      <text:p text:style-name="Standard">uncaught exception: SyntaxError: identifier starts immediately after numeric literal :</text:p>
      <text:p text:style-name="Standard">@(shell):1:31</text:p>
      <text:p text:style-name="Standard">&gt; db.student_details.find({id:606585e096583fb8b9870717});</text:p>
      <text:p text:style-name="Standard">uncaught exception: SyntaxError: identifier starts immediately after numeric literal :</text:p>
      <text:p text:style-name="Standard">@(shell):1:28</text:p>
      <text:p text:style-name="Standard">&gt; db.student_details.find({id:"606585e096583fb8b9870717"});</text:p>
      <text:p text:style-name="Standard">&gt; db.student_details.find({"_id" : ObjectId("606585ab96583fb8b9870715")});</text:p>
      <text:p text:style-name="Standard">{ "_id" : ObjectId("606585ab96583fb8b9870715"), "name" : "shubam", "usn" : 150, "dept" : "cse", "ce" : "cloud" }</text:p>
      <text:p text:style-name="Standard">&gt; db.student_details.find({usn:{$gt:150}});</text:p>
      <text:p text:style-name="Standard">{ "_id" : ObjectId("6065855996583fb8b9870713"), "name" : "sowmya", "usn" : 158, "dept" : "ise", "ce" : "eda" }</text:p>
      <text:p text:style-name="Standard">{ "_id" : ObjectId("6065857696583fb8b9870714"), "name" : "somya", "usn" : 155, "dept" : "ise", "ce" : "eda" }</text:p>
      <text:p text:style-name="Standard">{ "_id" : ObjectId("606585c696583fb8b9870716"), "name" : "yash", "usn" : 185, "dept" : "ece", "ce" : "blockchain" }</text:p>
      <text:p text:style-name="Standard">&gt; db.student_details.find({dept:);</text:p>
      <text:p text:style-name="Standard">... </text:p>
      <text:p text:style-name="Standard">... </text:p>
      <text:p text:style-name="Standard">&gt; db.student_details.find({dept:);</text:p>
      <text:p text:style-name="Standard">... ;</text:p>
      <text:p text:style-name="Standard">... </text:p>
      <text:p text:style-name="Standard">... </text:p>
      <text:p text:style-name="Standard">&gt; db.student_details.find({dept:"ise"}).count();</text:p>
      <text:p text:style-name="Standard">2</text:p>
      <text:p text:style-name="Standard">&gt; db.student_details.find({name:"sowmya"},{_id:0,usn:1});</text:p>
      <text:p text:style-name="Standard">{ "usn" : 158 }</text:p>
      <text:p text:style-name="Standard">&gt; db.student_details.find({name:"sowmya"},{_id:0,usn:1,name:1});</text:p>
      <text:p text:style-name="Standard">{ "name" : "sowmya", "usn" : 158 }</text:p>
      <text:p text:style-name="Standard">&gt; db.student_details.find({usn:{$gt:150}})[0];</text:p>
      <text:p text:style-name="Standard">{</text:p>
      <text:p text:style-name="Standard"><text:tab/>"_id" : ObjectId("6065855996583fb8b9870713"),</text:p>
      <text:p text:style-name="Standard"><text:tab/>"name" : "sowmya",</text:p>
      <text:p text:style-name="Standard"><text:tab/>"usn" : 158,</text:p>
      <text:p text:style-name="Standard"><text:tab/>"dept" : "ise",</text:p>
      <text:p text:style-name="Standard"><text:tab/>"ce" : "eda"</text:p>
      <text:p text:style-name="Standard">}</text:p>
      <text:p text:style-name="Standard">&gt; db.student_details.find({usn:{$gt:150}});</text:p>
      <text:p text:style-name="Standard">{ "_id" : ObjectId("6065855996583fb8b9870713"), "name" : "sowmya", "usn" : 158, "dept" : "ise", "ce" : "eda" }</text:p>
      <text:p text:style-name="Standard">{ "_id" : ObjectId("6065857696583fb8b9870714"), "name" : "somya", "usn" : 155, "dept" : "ise", "ce" : "eda" }</text:p>
      <text:p text:style-name="Standard">{ "_id" : ObjectId("606585c696583fb8b9870716"), "name" : "yash", "usn" : 185, "dept" : "ece", "ce" : "blockchain" }</text:p>
      <text:p text:style-name="Standard">&gt; db.student_details.find({usn:{$gt:150}});</text:p>
      <text:p text:style-name="Standard">{ "_id" : ObjectId("6065855996583fb8b9870713"), "name" : "sowmya", "usn" : 158, "dept" : "ise", "ce" : "eda" }</text:p>
      <text:p text:style-name="Standard">{ "_id" : ObjectId("6065857696583fb8b9870714"), "name" : "somya", "usn" : 155, "dept" : "ise", "ce" : "eda" }</text:p>
      <text:p text:style-name="Standard"><text:soft-page-break/>{ "_id" : ObjectId("606585c696583fb8b9870716"), "name" : "yash", "usn" : 185, "dept" : "ece", "ce" : "blockchain" }</text:p>
      <text:p text:style-name="Standard">&gt; db.student_details.find({name:{$regex:"s"}}).pretty()</text:p>
      <text:p text:style-name="Standard">{</text:p>
      <text:p text:style-name="Standard"><text:tab/>"_id" : ObjectId("6065855996583fb8b9870713"),</text:p>
      <text:p text:style-name="Standard"><text:tab/>"name" : "sowmya",</text:p>
      <text:p text:style-name="Standard"><text:tab/>"usn" : 158,</text:p>
      <text:p text:style-name="Standard"><text:tab/>"dept" : "ise",</text:p>
      <text:p text:style-name="Standard"><text:tab/>"ce" : "eda"</text:p>
      <text:p text:style-name="Standard">}</text:p>
      <text:p text:style-name="Standard">{</text:p>
      <text:p text:style-name="Standard"><text:tab/>"_id" : ObjectId("6065857696583fb8b9870714"),</text:p>
      <text:p text:style-name="Standard"><text:tab/>"name" : "somya",</text:p>
      <text:p text:style-name="Standard"><text:tab/>"usn" : 155,</text:p>
      <text:p text:style-name="Standard"><text:tab/>"dept" : "ise",</text:p>
      <text:p text:style-name="Standard"><text:tab/>"ce" : "eda"</text:p>
      <text:p text:style-name="Standard">}</text:p>
      <text:p text:style-name="Standard">{</text:p>
      <text:p text:style-name="Standard"><text:tab/>"_id" : ObjectId("606585ab96583fb8b9870715"),</text:p>
      <text:p text:style-name="Standard"><text:tab/>"name" : "shubam",</text:p>
      <text:p text:style-name="Standard"><text:tab/>"usn" : 150,</text:p>
      <text:p text:style-name="Standard"><text:tab/>"dept" : "cse",</text:p>
      <text:p text:style-name="Standard"><text:tab/>"ce" : "cloud"</text:p>
      <text:p text:style-name="Standard">}</text:p>
      <text:p text:style-name="Standard">{</text:p>
      <text:p text:style-name="Standard"><text:tab/>"_id" : ObjectId("606585c696583fb8b9870716"),</text:p>
      <text:p text:style-name="Standard"><text:tab/>"name" : "yash",</text:p>
      <text:p text:style-name="Standard"><text:tab/>"usn" : 185,</text:p>
      <text:p text:style-name="Standard"><text:tab/>"dept" : "ece",</text:p>
      <text:p text:style-name="Standard"><text:tab/>"ce" : "blockchain"</text:p>
      <text:p text:style-name="Standard">}</text:p>
      <text:p text:style-name="Standard">&gt; db.student_details.find({name:{$regex:"w"}}).pretty()</text:p>
      <text:p text:style-name="Standard">{</text:p>
      <text:p text:style-name="Standard"><text:tab/>"_id" : ObjectId("6065855996583fb8b9870713"),</text:p>
      <text:p text:style-name="Standard"><text:tab/>"name" : "sowmya",</text:p>
      <text:p text:style-name="Standard"><text:tab/>"usn" : 158,</text:p>
      <text:p text:style-name="Standard"><text:tab/>"dept" : "ise",</text:p>
      <text:p text:style-name="Standard"><text:tab/>"ce" : "eda"</text:p>
      <text:p text:style-name="Standard">}</text:p>
      <text:p text:style-name="Standard">&gt; db.student_details.find({name:{$regex:"^s"}}).pretty()</text:p>
      <text:p text:style-name="Standard">{</text:p>
      <text:p text:style-name="Standard"><text:tab/>"_id" : ObjectId("6065855996583fb8b9870713"),</text:p>
      <text:p text:style-name="Standard"><text:tab/>"name" : "sowmya",</text:p>
      <text:p text:style-name="Standard"><text:tab/>"usn" : 158,</text:p>
      <text:p text:style-name="Standard"><text:tab/>"dept" : "ise",</text:p>
      <text:p text:style-name="Standard"><text:tab/>"ce" : "eda"</text:p>
      <text:p text:style-name="Standard">}</text:p>
      <text:p text:style-name="Standard">{</text:p>
      <text:p text:style-name="Standard"><text:tab/>"_id" : ObjectId("6065857696583fb8b9870714"),</text:p>
      <text:p text:style-name="Standard"><text:tab/>"name" : "somya",</text:p>
      <text:p text:style-name="Standard"><text:tab/>"usn" : 155,</text:p>
      <text:p text:style-name="Standard"><text:tab/>"dept" : "ise",</text:p>
      <text:p text:style-name="Standard"><text:soft-page-break/><text:tab/>"ce" : "eda"</text:p>
      <text:p text:style-name="Standard">}</text:p>
      <text:p text:style-name="Standard">{</text:p>
      <text:p text:style-name="Standard"><text:tab/>"_id" : ObjectId("606585ab96583fb8b9870715"),</text:p>
      <text:p text:style-name="Standard"><text:tab/>"name" : "shubam",</text:p>
      <text:p text:style-name="Standard"><text:tab/>"usn" : 150,</text:p>
      <text:p text:style-name="Standard"><text:tab/>"dept" : "cse",</text:p>
      <text:p text:style-name="Standard"><text:tab/>"ce" : "cloud"</text:p>
      <text:p text:style-name="Standard">}</text:p>
      <text:p text:style-name="Standard">&gt; db.student_details.find({name:/s.*/}).pretty()</text:p>
      <text:p text:style-name="Standard">{</text:p>
      <text:p text:style-name="Standard"><text:tab/>"_id" : ObjectId("6065855996583fb8b9870713"),</text:p>
      <text:p text:style-name="Standard"><text:tab/>"name" : "sowmya",</text:p>
      <text:p text:style-name="Standard"><text:tab/>"usn" : 158,</text:p>
      <text:p text:style-name="Standard"><text:tab/>"dept" : "ise",</text:p>
      <text:p text:style-name="Standard"><text:tab/>"ce" : "eda"</text:p>
      <text:p text:style-name="Standard">}</text:p>
      <text:p text:style-name="Standard">{</text:p>
      <text:p text:style-name="Standard"><text:tab/>"_id" : ObjectId("6065857696583fb8b9870714"),</text:p>
      <text:p text:style-name="Standard"><text:tab/>"name" : "somya",</text:p>
      <text:p text:style-name="Standard"><text:tab/>"usn" : 155,</text:p>
      <text:p text:style-name="Standard"><text:tab/>"dept" : "ise",</text:p>
      <text:p text:style-name="Standard"><text:tab/>"ce" : "eda"</text:p>
      <text:p text:style-name="Standard">}</text:p>
      <text:p text:style-name="Standard">{</text:p>
      <text:p text:style-name="Standard"><text:tab/>"_id" : ObjectId("606585ab96583fb8b9870715"),</text:p>
      <text:p text:style-name="Standard"><text:tab/>"name" : "shubam",</text:p>
      <text:p text:style-name="Standard"><text:tab/>"usn" : 150,</text:p>
      <text:p text:style-name="Standard"><text:tab/>"dept" : "cse",</text:p>
      <text:p text:style-name="Standard"><text:tab/>"ce" : "cloud"</text:p>
      <text:p text:style-name="Standard">}</text:p>
      <text:p text:style-name="Standard">{</text:p>
      <text:p text:style-name="Standard"><text:tab/>"_id" : ObjectId("606585c696583fb8b9870716"),</text:p>
      <text:p text:style-name="Standard"><text:tab/>"name" : "yash",</text:p>
      <text:p text:style-name="Standard"><text:tab/>"usn" : 185,</text:p>
      <text:p text:style-name="Standard"><text:tab/>"dept" : "ece",</text:p>
      <text:p text:style-name="Standard"><text:tab/>"ce" : "blockchain"</text:p>
      <text:p text:style-name="Standard">}</text:p>
      <text:p text:style-name="Standard">&gt; db.student_details.find({name:{$regex:"a$"}}).pretty()</text:p>
      <text:p text:style-name="Standard">{</text:p>
      <text:p text:style-name="Standard"><text:tab/>"_id" : ObjectId("6065855996583fb8b9870713"),</text:p>
      <text:p text:style-name="Standard"><text:tab/>"name" : "sowmya",</text:p>
      <text:p text:style-name="Standard"><text:tab/>"usn" : 158,</text:p>
      <text:p text:style-name="Standard"><text:tab/>"dept" : "ise",</text:p>
      <text:p text:style-name="Standard"><text:tab/>"ce" : "eda"</text:p>
      <text:p text:style-name="Standard">}</text:p>
      <text:p text:style-name="Standard">{</text:p>
      <text:p text:style-name="Standard"><text:tab/>"_id" : ObjectId("6065857696583fb8b9870714"),</text:p>
      <text:p text:style-name="Standard"><text:tab/>"name" : "somya",</text:p>
      <text:p text:style-name="Standard"><text:tab/>"usn" : 155,</text:p>
      <text:p text:style-name="Standard"><text:tab/>"dept" : "ise",</text:p>
      <text:p text:style-name="Standard"><text:tab/>"ce" : "eda"</text:p>
      <text:p text:style-name="Standard"><text:soft-page-break/>}</text:p>
      <text:p text:style-name="Standard">&gt; db.student_details.find({name:{$regex:"sowmya",$options:"$i"}}).pretty()</text:p>
      <text:p text:style-name="Standard">{</text:p>
      <text:p text:style-name="Standard"><text:tab/>"_id" : ObjectId("6065855996583fb8b9870713"),</text:p>
      <text:p text:style-name="Standard"><text:tab/>"name" : "sowmya",</text:p>
      <text:p text:style-name="Standard"><text:tab/>"usn" : 158,</text:p>
      <text:p text:style-name="Standard"><text:tab/>"dept" : "ise",</text:p>
      <text:p text:style-name="Standard"><text:tab/>"ce" : "eda"</text:p>
      <text:p text:style-name="Standard">}</text:p>
      <text:p text:style-name="Standard">&gt; db.student_details.find({name:{$regex:"Sowmya"}}).pretty()</text:p>
      <text:p text:style-name="Standard">&gt; db.student_details.find({name:{$regex:"sowmya",$options:$i}}).pretty()</text:p>
      <text:p text:style-name="Standard">uncaught exception: ReferenceError: $i is not defined :</text:p>
      <text:p text:style-name="Standard">@(shell):1:48</text:p>
      <text:p text:style-name="Standard">&gt; db.student_details.find({name:{$regex:"sowmya",$options:"$i"}}).pretty()</text:p>
      <text:p text:style-name="Standard">{</text:p>
      <text:p text:style-name="Standard"><text:tab/>"_id" : ObjectId("6065855996583fb8b9870713"),</text:p>
      <text:p text:style-name="Standard"><text:tab/>"name" : "sowmya",</text:p>
      <text:p text:style-name="Standard"><text:tab/>"usn" : 158,</text:p>
      <text:p text:style-name="Standard"><text:tab/>"dept" : "ise",</text:p>
      <text:p text:style-name="Standard"><text:tab/>"ce" : "eda"</text:p>
      <text:p text:style-name="Standard">}</text:p>
      <text:p text:style-name="Standard">&gt; db.student_details.find({name:{$regex:"Sowmya",$options:"$i"}}).pretty()</text:p>
      <text:p text:style-name="Standard">{</text:p>
      <text:p text:style-name="Standard"><text:tab/>"_id" : ObjectId("6065855996583fb8b9870713"),</text:p>
      <text:p text:style-name="Standard"><text:tab/>"name" : "sowmya",</text:p>
      <text:p text:style-name="Standard"><text:tab/>"usn" : 158,</text:p>
      <text:p text:style-name="Standard"><text:tab/>"dept" : "ise",</text:p>
      <text:p text:style-name="Standard"><text:tab/>"ce" : "eda"</text:p>
      <text:p text:style-name="Standard">}</text:p>
      <text:p text:style-name="Standard">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1T15:06:01.647228789</meta:creation-date>
    <dc:date>2021-04-01T15:07:40.404513877</dc:date>
    <meta:editing-duration>PT1M41S</meta:editing-duration>
    <meta:editing-cycles>1</meta:editing-cycles>
    <meta:document-statistic meta:table-count="0" meta:image-count="0" meta:object-count="0" meta:page-count="11" meta:paragraph-count="521" meta:word-count="1777" meta:character-count="14889" meta:non-whitespace-character-count="13090"/>
    <meta:generator>LibreOffice/6.0.7.3$Linux_X86_64 LibreOffice_project/00m0$Build-3</meta:generator>
  </office:meta>
</office:document-meta>
</file>